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274cm" svg:height="8.999cm" svg:x="20.159cm" svg:y="0.416cm">
            <draw:object draw:notify-on-update-of-ranges="Sheet1.A3:Sheet1.A19 Sheet1.B1:Sheet1.B2 Sheet1.B3:Sheet1.B19 Sheet1.C1:Sheet1.C2 Sheet1.C3:Sheet1.C19 Sheet1.F1:Sheet1.F2 Sheet1.F3:Sheet1.F19 Sheet1.G1:Sheet1.G2 Sheet1.G3:Sheet1.G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105cm" svg:height="8.999cm" svg:x="20.025cm" svg:y="9.754cm">
            <draw:object draw:notify-on-update-of-ranges="Sheet1.A23:Sheet1.A39 Sheet1.B21:Sheet1.B22 Sheet1.B23:Sheet1.B39 Sheet1.C21:Sheet1.C22 Sheet1.C23:Sheet1.C39 Sheet1.F21:Sheet1.F22 Sheet1.F23:Sheet1.F39 Sheet1.G21:Sheet1.G22 Sheet1.G23:Sheet1.G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hroughput (Queries per Second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clients</text:p>
          </table:table-cell>
          <table:table-cell office:value-type="string" calcext:value-type="string">
            <text:p>Groonga(node0)</text:p>
          </table:table-cell>
          <table:table-cell office:value-type="string" calcext:value-type="string">
            <text:p>Droonga(1node, node0)</text:p>
          </table:table-cell>
          <table:table-cell office:value-type="string" calcext:value-type="string">
            <text:p>Droonga(1node, node1)</text:p>
          </table:table-cell>
          <table:table-cell office:value-type="string" calcext:value-type="string">
            <text:p>Droonga(1node, node0)2</text:p>
          </table:table-cell>
          <table:table-cell office:value-type="string" calcext:value-type="string">
            <text:p>Droonga(2nodes, node0 + node1)</text:p>
          </table:table-cell>
          <table:table-cell office:value-type="string" calcext:value-type="string">
            <text:p>Droonga(3node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27.5333333333333" calcext:value-type="float">
            <text:p>27.5333333333</text:p>
          </table:table-cell>
          <table:table-cell office:value-type="float" office:value="30.3666666666667" calcext:value-type="float">
            <text:p>30.3666666667</text:p>
          </table:table-cell>
          <table:table-cell office:value-type="float" office:value="30.3333333333333" calcext:value-type="float">
            <text:p>30.3333333333</text:p>
          </table:table-cell>
          <table:table-cell office:value-type="float" office:value="28.0333333333333" calcext:value-type="float">
            <text:p>28.0333333333</text:p>
          </table:table-cell>
          <table:table-cell office:value-type="float" office:value="27.7666666666667" calcext:value-type="float">
            <text:p>27.766666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7666666666667" calcext:value-type="float">
            <text:p>65.7666666667</text:p>
          </table:table-cell>
          <table:table-cell office:value-type="float" office:value="56.4" calcext:value-type="float">
            <text:p>56.4</text:p>
          </table:table-cell>
          <table:table-cell office:value-type="float" office:value="61.9333333333333" calcext:value-type="float">
            <text:p>61.9333333333</text:p>
          </table:table-cell>
          <table:table-cell office:value-type="float" office:value="63.1" calcext:value-type="float">
            <text:p>63.1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.633333333333" calcext:value-type="float">
            <text:p>118.6333333333</text:p>
          </table:table-cell>
          <table:table-cell office:value-type="float" office:value="104.533333333333" calcext:value-type="float">
            <text:p>104.5333333333</text:p>
          </table:table-cell>
          <table:table-cell office:value-type="float" office:value="116.4" calcext:value-type="float">
            <text:p>116.4</text:p>
          </table:table-cell>
          <table:table-cell office:value-type="float" office:value="119.566666666667" calcext:value-type="float">
            <text:p>119.5666666667</text:p>
          </table:table-cell>
          <table:table-cell office:value-type="float" office:value="115.466666666667" calcext:value-type="float">
            <text:p>115.4666666667</text:p>
          </table:table-cell>
          <table:table-cell office:value-type="float" office:value="117.366666666667" calcext:value-type="float">
            <text:p>117.36666666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333333333333" calcext:value-type="float">
            <text:p>151.3333333333</text:p>
          </table:table-cell>
          <table:table-cell office:value-type="float" office:value="139.366666666667" calcext:value-type="float">
            <text:p>139.3666666667</text:p>
          </table:table-cell>
          <table:table-cell office:value-type="float" office:value="167.233333333333" calcext:value-type="float">
            <text:p>167.2333333333</text:p>
          </table:table-cell>
          <table:table-cell office:value-type="float" office:value="174.466666666667" calcext:value-type="float">
            <text:p>174.4666666667</text:p>
          </table:table-cell>
          <table:table-cell office:value-type="float" office:value="208.766666666667" calcext:value-type="float">
            <text:p>208.7666666667</text:p>
          </table:table-cell>
          <table:table-cell office:value-type="float" office:value="226.866666666667" calcext:value-type="float">
            <text:p>226.86666666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.566666666667" calcext:value-type="float">
            <text:p>141.5666666667</text:p>
          </table:table-cell>
          <table:table-cell office:value-type="float" office:value="142.066666666667" calcext:value-type="float">
            <text:p>142.0666666667</text:p>
          </table:table-cell>
          <table:table-cell office:value-type="float" office:value="161.8" calcext:value-type="float">
            <text:p>161.8</text:p>
          </table:table-cell>
          <table:table-cell office:value-type="float" office:value="174.233333333333" calcext:value-type="float">
            <text:p>174.2333333333</text:p>
          </table:table-cell>
          <table:table-cell office:value-type="float" office:value="206.633333333333" calcext:value-type="float">
            <text:p>206.6333333333</text:p>
          </table:table-cell>
          <table:table-cell office:value-type="float" office:value="225.066666666667" calcext:value-type="float">
            <text:p>225.06666666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.866666666667" calcext:value-type="float">
            <text:p>148.8666666667</text:p>
          </table:table-cell>
          <table:table-cell office:value-type="float" office:value="144.033333333333" calcext:value-type="float">
            <text:p>144.0333333333</text:p>
          </table:table-cell>
          <table:table-cell office:value-type="float" office:value="169.5" calcext:value-type="float">
            <text:p>169.5</text:p>
          </table:table-cell>
          <table:table-cell office:value-type="float" office:value="187.766666666667" calcext:value-type="float">
            <text:p>187.7666666667</text:p>
          </table:table-cell>
          <table:table-cell office:value-type="float" office:value="250.666666666667" calcext:value-type="float">
            <text:p>250.6666666667</text:p>
          </table:table-cell>
          <table:table-cell office:value-type="float" office:value="307.133333333333" calcext:value-type="float">
            <text:p>307.13333333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46.833333333333" calcext:value-type="float">
            <text:p>146.8333333333</text:p>
          </table:table-cell>
          <table:table-cell office:value-type="float" office:value="179.066666666667" calcext:value-type="float">
            <text:p>179.0666666667</text:p>
          </table:table-cell>
          <table:table-cell office:value-type="float" office:value="187.833333333333" calcext:value-type="float">
            <text:p>187.8333333333</text:p>
          </table:table-cell>
          <table:table-cell office:value-type="float" office:value="255.566666666667" calcext:value-type="float">
            <text:p>255.5666666667</text:p>
          </table:table-cell>
          <table:table-cell office:value-type="float" office:value="302.733333333333" calcext:value-type="float">
            <text:p>302.73333333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.433333333333" calcext:value-type="float">
            <text:p>139.4333333333</text:p>
          </table:table-cell>
          <table:table-cell office:value-type="float" office:value="146.2" calcext:value-type="float">
            <text:p>146.2</text:p>
          </table:table-cell>
          <table:table-cell office:value-type="float" office:value="174" calcext:value-type="float">
            <text:p>174</text:p>
          </table:table-cell>
          <table:table-cell office:value-type="float" office:value="184.2" calcext:value-type="float">
            <text:p>184.2</text:p>
          </table:table-cell>
          <table:table-cell office:value-type="float" office:value="273.566666666667" calcext:value-type="float">
            <text:p>273.5666666667</text:p>
          </table:table-cell>
          <table:table-cell office:value-type="float" office:value="361.133333333333" calcext:value-type="float">
            <text:p>361.13333333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.633333333333" calcext:value-type="float">
            <text:p>150.6333333333</text:p>
          </table:table-cell>
          <table:table-cell office:value-type="float" office:value="141.066666666667" calcext:value-type="float">
            <text:p>141.0666666667</text:p>
          </table:table-cell>
          <table:table-cell office:value-type="float" office:value="181.633333333333" calcext:value-type="float">
            <text:p>181.6333333333</text:p>
          </table:table-cell>
          <table:table-cell office:value-type="float" office:value="192.2" calcext:value-type="float">
            <text:p>192.2</text:p>
          </table:table-cell>
          <table:table-cell office:value-type="float" office:value="271.266666666667" calcext:value-type="float">
            <text:p>271.2666666667</text:p>
          </table:table-cell>
          <table:table-cell office:value-type="float" office:value="362.533333333333" calcext:value-type="float">
            <text:p>362.53333333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.4" calcext:value-type="float">
            <text:p>145.4</text:p>
          </table:table-cell>
          <table:table-cell office:value-type="float" office:value="149.2" calcext:value-type="float">
            <text:p>149.2</text:p>
          </table:table-cell>
          <table:table-cell office:value-type="float" office:value="177.966666666667" calcext:value-type="float">
            <text:p>177.9666666667</text:p>
          </table:table-cell>
          <table:table-cell office:value-type="float" office:value="185.933333333333" calcext:value-type="float">
            <text:p>185.9333333333</text:p>
          </table:table-cell>
          <table:table-cell office:value-type="float" office:value="286.733333333333" calcext:value-type="float">
            <text:p>286.7333333333</text:p>
          </table:table-cell>
          <table:table-cell office:value-type="float" office:value="396.333333333333" calcext:value-type="float">
            <text:p>396.33333333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933333333333" calcext:value-type="float">
            <text:p>140.9333333333</text:p>
          </table:table-cell>
          <table:table-cell office:value-type="float" office:value="145.766666666667" calcext:value-type="float">
            <text:p>145.7666666667</text:p>
          </table:table-cell>
          <table:table-cell office:value-type="float" office:value="179.066666666667" calcext:value-type="float">
            <text:p>179.0666666667</text:p>
          </table:table-cell>
          <table:table-cell office:value-type="float" office:value="191.166666666667" calcext:value-type="float">
            <text:p>191.1666666667</text:p>
          </table:table-cell>
          <table:table-cell office:value-type="float" office:value="273.433333333333" calcext:value-type="float">
            <text:p>273.4333333333</text:p>
          </table:table-cell>
          <table:table-cell office:value-type="float" office:value="381.9" calcext:value-type="float">
            <text:p>381.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966666666667" calcext:value-type="float">
            <text:p>146.9666666667</text:p>
          </table:table-cell>
          <table:table-cell office:value-type="float" office:value="144.433333333333" calcext:value-type="float">
            <text:p>144.4333333333</text:p>
          </table:table-cell>
          <table:table-cell office:value-type="float" office:value="175.933333333333" calcext:value-type="float">
            <text:p>175.9333333333</text:p>
          </table:table-cell>
          <table:table-cell office:value-type="float" office:value="187.1" calcext:value-type="float">
            <text:p>187.1</text:p>
          </table:table-cell>
          <table:table-cell office:value-type="float" office:value="279.7" calcext:value-type="float">
            <text:p>279.7</text:p>
          </table:table-cell>
          <table:table-cell office:value-type="float" office:value="401.533333333333" calcext:value-type="float">
            <text:p>401.53333333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.666666666667" calcext:value-type="float">
            <text:p>143.6666666667</text:p>
          </table:table-cell>
          <table:table-cell office:value-type="float" office:value="142.233333333333" calcext:value-type="float">
            <text:p>142.2333333333</text:p>
          </table:table-cell>
          <table:table-cell office:value-type="float" office:value="173.6" calcext:value-type="float">
            <text:p>173.6</text:p>
          </table:table-cell>
          <table:table-cell office:value-type="float" office:value="184.166666666667" calcext:value-type="float">
            <text:p>184.1666666667</text:p>
          </table:table-cell>
          <table:table-cell office:value-type="float" office:value="288.966666666667" calcext:value-type="float">
            <text:p>288.9666666667</text:p>
          </table:table-cell>
          <table:table-cell office:value-type="float" office:value="411.9" calcext:value-type="float">
            <text:p>411.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8.6" calcext:value-type="float">
            <text:p>148.6</text:p>
          </table:table-cell>
          <table:table-cell office:value-type="float" office:value="146.466666666667" calcext:value-type="float">
            <text:p>146.4666666667</text:p>
          </table:table-cell>
          <table:table-cell office:value-type="float" office:value="177.566666666667" calcext:value-type="float">
            <text:p>177.5666666667</text:p>
          </table:table-cell>
          <table:table-cell office:value-type="float" office:value="188.3" calcext:value-type="float">
            <text:p>188.3</text:p>
          </table:table-cell>
          <table:table-cell office:value-type="float" office:value="282.233333333333" calcext:value-type="float">
            <text:p>282.2333333333</text:p>
          </table:table-cell>
          <table:table-cell office:value-type="float" office:value="421.066666666667" calcext:value-type="float">
            <text:p>421.06666666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.7" calcext:value-type="float">
            <text:p>150.7</text:p>
          </table:table-cell>
          <table:table-cell office:value-type="float" office:value="146.533333333333" calcext:value-type="float">
            <text:p>146.5333333333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566666666667" calcext:value-type="float">
            <text:p>186.5666666667</text:p>
          </table:table-cell>
          <table:table-cell office:value-type="float" office:value="296.5" calcext:value-type="float">
            <text:p>296.5</text:p>
          </table:table-cell>
          <table:table-cell office:value-type="float" office:value="418.9" calcext:value-type="float">
            <text:p>418.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.866666666667" calcext:value-type="float">
            <text:p>148.8666666667</text:p>
          </table:table-cell>
          <table:table-cell office:value-type="float" office:value="147.7" calcext:value-type="float">
            <text:p>147.7</text:p>
          </table:table-cell>
          <table:table-cell office:value-type="float" office:value="177.066666666667" calcext:value-type="float">
            <text:p>177.0666666667</text:p>
          </table:table-cell>
          <table:table-cell office:value-type="float" office:value="187.333333333333" calcext:value-type="float">
            <text:p>187.3333333333</text:p>
          </table:table-cell>
          <table:table-cell office:value-type="float" office:value="287.3" calcext:value-type="float">
            <text:p>287.3</text:p>
          </table:table-cell>
          <table:table-cell office:value-type="float" office:value="436.4" calcext:value-type="float">
            <text:p>436.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.266666666667" calcext:value-type="float">
            <text:p>150.2666666667</text:p>
          </table:table-cell>
          <table:table-cell office:value-type="float" office:value="145.7" calcext:value-type="float">
            <text:p>145.7</text:p>
          </table:table-cell>
          <table:table-cell office:value-type="float" office:value="173.433333333333" calcext:value-type="float">
            <text:p>173.4333333333</text:p>
          </table:table-cell>
          <table:table-cell office:value-type="float" office:value="193.533333333333" calcext:value-type="float">
            <text:p>193.5333333333</text:p>
          </table:table-cell>
          <table:table-cell office:value-type="float" office:value="282.166666666667" calcext:value-type="float">
            <text:p>282.1666666667</text:p>
          </table:table-cell>
          <table:table-cell office:value-type="float" office:value="424.4" calcext:value-type="float">
            <text:p>424.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 Response Time (sec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clients</text:p>
          </table:table-cell>
          <table:table-cell office:value-type="string" calcext:value-type="string">
            <text:p>Groonga(node0)</text:p>
          </table:table-cell>
          <table:table-cell office:value-type="string" calcext:value-type="string">
            <text:p>Droonga(1node, node0)</text:p>
          </table:table-cell>
          <table:table-cell office:value-type="string" calcext:value-type="string">
            <text:p>Droonga(1node, node1)</text:p>
          </table:table-cell>
          <table:table-cell office:value-type="string" calcext:value-type="string">
            <text:p>Droonga(1node, node0)2</text:p>
          </table:table-cell>
          <table:table-cell office:value-type="string" calcext:value-type="string">
            <text:p>Droonga(2nodes, node0 + node1)</text:p>
          </table:table-cell>
          <table:table-cell table:style-name="ce1" office:value-type="string" calcext:value-type="string">
            <text:p>Droonga(3node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7655816807229" calcext:value-type="float">
            <text:p>0.0197655817</text:p>
          </table:table-cell>
          <table:table-cell office:value-type="float" office:value="0.0259538142348668" calcext:value-type="float">
            <text:p>0.0259538142</text:p>
          </table:table-cell>
          <table:table-cell office:value-type="float" office:value="0.0225792108682766" calcext:value-type="float">
            <text:p>0.0225792109</text:p>
          </table:table-cell>
          <table:table-cell office:value-type="float" office:value="0.0225648433120879" calcext:value-type="float">
            <text:p>0.0225648433</text:p>
          </table:table-cell>
          <table:table-cell office:value-type="float" office:value="0.0253575197633769" calcext:value-type="float">
            <text:p>0.0253575198</text:p>
          </table:table-cell>
          <table:table-cell office:value-type="float" office:value="0.0257308168931573" calcext:value-type="float">
            <text:p>0.02573081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0473456730867" calcext:value-type="float">
            <text:p>0.0200473457</text:p>
          </table:table-cell>
          <table:table-cell office:value-type="float" office:value="0.0251308606643026" calcext:value-type="float">
            <text:p>0.0251308607</text:p>
          </table:table-cell>
          <table:table-cell office:value-type="float" office:value="0.0219597658622174" calcext:value-type="float">
            <text:p>0.0219597659</text:p>
          </table:table-cell>
          <table:table-cell office:value-type="float" office:value="0.0213541589741152" calcext:value-type="float">
            <text:p>0.021354159</text:p>
          </table:table-cell>
          <table:table-cell office:value-type="float" office:value="0.023244368292437" calcext:value-type="float">
            <text:p>0.0232443683</text:p>
          </table:table-cell>
          <table:table-cell office:value-type="float" office:value="0.0227833787041322" calcext:value-type="float">
            <text:p>0.02278337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3575544194999" calcext:value-type="float">
            <text:p>0.0233575544</text:p>
          </table:table-cell>
          <table:table-cell office:value-type="float" office:value="0.0279646108950893" calcext:value-type="float">
            <text:p>0.0279646109</text:p>
          </table:table-cell>
          <table:table-cell office:value-type="float" office:value="0.0240454591592211" calcext:value-type="float">
            <text:p>0.0240454592</text:p>
          </table:table-cell>
          <table:table-cell office:value-type="float" office:value="0.0231380979336493" calcext:value-type="float">
            <text:p>0.0231380979</text:p>
          </table:table-cell>
          <table:table-cell office:value-type="float" office:value="0.0242115894341802" calcext:value-type="float">
            <text:p>0.0242115894</text:p>
          </table:table-cell>
          <table:table-cell office:value-type="float" office:value="0.0238446976410111" calcext:value-type="float">
            <text:p>0.02384469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23448906969163" calcext:value-type="float">
            <text:p>0.0423448907</text:p>
          </table:table-cell>
          <table:table-cell office:value-type="float" office:value="0.0468025010217653" calcext:value-type="float">
            <text:p>0.046802501</text:p>
          </table:table-cell>
          <table:table-cell office:value-type="float" office:value="0.037347428980267" calcext:value-type="float">
            <text:p>0.037347429</text:p>
          </table:table-cell>
          <table:table-cell office:value-type="float" office:value="0.0354942897957584" calcext:value-type="float">
            <text:p>0.0354942898</text:p>
          </table:table-cell>
          <table:table-cell office:value-type="float" office:value="0.027824653277343" calcext:value-type="float">
            <text:p>0.0278246533</text:p>
          </table:table-cell>
          <table:table-cell office:value-type="float" office:value="0.0250253186729356" calcext:value-type="float">
            <text:p>0.0250253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8368445144808" calcext:value-type="float">
            <text:p>0.0458368445</text:p>
          </table:table-cell>
          <table:table-cell office:value-type="float" office:value="0.0457750624446268" calcext:value-type="float">
            <text:p>0.0457750624</text:p>
          </table:table-cell>
          <table:table-cell office:value-type="float" office:value="0.0389650801394726" calcext:value-type="float">
            <text:p>0.0389650801</text:p>
          </table:table-cell>
          <table:table-cell office:value-type="float" office:value="0.0354745270068873" calcext:value-type="float">
            <text:p>0.035474527</text:p>
          </table:table-cell>
          <table:table-cell office:value-type="float" office:value="0.0281850531713179" calcext:value-type="float">
            <text:p>0.0281850532</text:p>
          </table:table-cell>
          <table:table-cell office:value-type="float" office:value="0.0253022556649882" calcext:value-type="float">
            <text:p>0.02530225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4970492384683" calcext:value-type="float">
            <text:p>0.0694970492</text:p>
          </table:table-cell>
          <table:table-cell office:value-type="float" office:value="0.072520660441333" calcext:value-type="float">
            <text:p>0.0725206604</text:p>
          </table:table-cell>
          <table:table-cell office:value-type="float" office:value="0.0601166275329401" calcext:value-type="float">
            <text:p>0.0601166275</text:p>
          </table:table-cell>
          <table:table-cell office:value-type="float" office:value="0.0531999696312799" calcext:value-type="float">
            <text:p>0.0531999696</text:p>
          </table:table-cell>
          <table:table-cell office:value-type="float" office:value="0.0372455659386967" calcext:value-type="float">
            <text:p>0.0372455659</text:p>
          </table:table-cell>
          <table:table-cell office:value-type="float" office:value="0.0288406482324723" calcext:value-type="float">
            <text:p>0.02884064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90283955522222" calcext:value-type="float">
            <text:p>0.0690283956</text:p>
          </table:table-cell>
          <table:table-cell office:value-type="float" office:value="0.0705231292422248" calcext:value-type="float">
            <text:p>0.0705231292</text:p>
          </table:table-cell>
          <table:table-cell office:value-type="float" office:value="0.0563201376574835" calcext:value-type="float">
            <text:p>0.0563201377</text:p>
          </table:table-cell>
          <table:table-cell office:value-type="float" office:value="0.0533089763165928" calcext:value-type="float">
            <text:p>0.0533089763</text:p>
          </table:table-cell>
          <table:table-cell office:value-type="float" office:value="0.0362612996655798" calcext:value-type="float">
            <text:p>0.0362612997</text:p>
          </table:table-cell>
          <table:table-cell office:value-type="float" office:value="0.0294064612765911" calcext:value-type="float">
            <text:p>0.02940646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368106871862" calcext:value-type="float">
            <text:p>0.1033681069</text:p>
          </table:table-cell>
          <table:table-cell office:value-type="float" office:value="0.0979933093424532" calcext:value-type="float">
            <text:p>0.0979933093</text:p>
          </table:table-cell>
          <table:table-cell office:value-type="float" office:value="0.0809071124314176" calcext:value-type="float">
            <text:p>0.0809071124</text:p>
          </table:table-cell>
          <table:table-cell office:value-type="float" office:value="0.0758090154598264" calcext:value-type="float">
            <text:p>0.0758090155</text:p>
          </table:table-cell>
          <table:table-cell office:value-type="float" office:value="0.0475055305810892" calcext:value-type="float">
            <text:p>0.0475055306</text:p>
          </table:table-cell>
          <table:table-cell office:value-type="float" office:value="0.0340389447193095" calcext:value-type="float">
            <text:p>0.034038944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7338651338796" calcext:value-type="float">
            <text:p>0.0947338651</text:p>
          </table:table-cell>
          <table:table-cell office:value-type="float" office:value="0.102032905020558" calcext:value-type="float">
            <text:p>0.102032905</text:p>
          </table:table-cell>
          <table:table-cell office:value-type="float" office:value="0.0770039238353826" calcext:value-type="float">
            <text:p>0.0770039238</text:p>
          </table:table-cell>
          <table:table-cell office:value-type="float" office:value="0.0721903843961152" calcext:value-type="float">
            <text:p>0.0721903844</text:p>
          </table:table-cell>
          <table:table-cell office:value-type="float" office:value="0.0479329560795035" calcext:value-type="float">
            <text:p>0.0479329561</text:p>
          </table:table-cell>
          <table:table-cell office:value-type="float" office:value="0.0338933338541745" calcext:value-type="float">
            <text:p>0.033893333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811904839294" calcext:value-type="float">
            <text:p>0.1258119048</text:p>
          </table:table-cell>
          <table:table-cell office:value-type="float" office:value="0.122205075600536" calcext:value-type="float">
            <text:p>0.1222050756</text:p>
          </table:table-cell>
          <table:table-cell office:value-type="float" office:value="0.100879931492414" calcext:value-type="float">
            <text:p>0.1008799315</text:p>
          </table:table-cell>
          <table:table-cell office:value-type="float" office:value="0.0959500448816783" calcext:value-type="float">
            <text:p>0.0959500449</text:p>
          </table:table-cell>
          <table:table-cell office:value-type="float" office:value="0.0584025495222041" calcext:value-type="float">
            <text:p>0.0584025495</text:p>
          </table:table-cell>
          <table:table-cell office:value-type="float" office:value="0.0402267312265769" calcext:value-type="float">
            <text:p>0.04022673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164929090113" calcext:value-type="float">
            <text:p>0.1301649291</text:p>
          </table:table-cell>
          <table:table-cell office:value-type="float" office:value="0.125383205260691" calcext:value-type="float">
            <text:p>0.1253832053</text:p>
          </table:table-cell>
          <table:table-cell office:value-type="float" office:value="0.100189952986225" calcext:value-type="float">
            <text:p>0.100189953</text:p>
          </table:table-cell>
          <table:table-cell office:value-type="float" office:value="0.0931509949968614" calcext:value-type="float">
            <text:p>0.093150995</text:p>
          </table:table-cell>
          <table:table-cell office:value-type="float" office:value="0.0617288042833108" calcext:value-type="float">
            <text:p>0.0617288043</text:p>
          </table:table-cell>
          <table:table-cell office:value-type="float" office:value="0.0421139281324081" calcext:value-type="float">
            <text:p>0.04211392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1075623736675" calcext:value-type="float">
            <text:p>0.1510756237</text:p>
          </table:table-cell>
          <table:table-cell office:value-type="float" office:value="0.153349872819294" calcext:value-type="float">
            <text:p>0.1533498728</text:p>
          </table:table-cell>
          <table:table-cell office:value-type="float" office:value="0.124207534928382" calcext:value-type="float">
            <text:p>0.1242075349</text:p>
          </table:table-cell>
          <table:table-cell office:value-type="float" office:value="0.11556713242063" calcext:value-type="float">
            <text:p>0.1155671324</text:p>
          </table:table-cell>
          <table:table-cell office:value-type="float" office:value="0.0739273742254799" calcext:value-type="float">
            <text:p>0.0739273742</text:p>
          </table:table-cell>
          <table:table-cell office:value-type="float" office:value="0.0494967949875478" calcext:value-type="float">
            <text:p>0.0494967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4495488311137" calcext:value-type="float">
            <text:p>0.1544954883</text:p>
          </table:table-cell>
          <table:table-cell office:value-type="float" office:value="0.156132579206702" calcext:value-type="float">
            <text:p>0.1561325792</text:p>
          </table:table-cell>
          <table:table-cell office:value-type="float" office:value="0.125957202966782" calcext:value-type="float">
            <text:p>0.125957203</text:p>
          </table:table-cell>
          <table:table-cell office:value-type="float" office:value="0.118214616801991" calcext:value-type="float">
            <text:p>0.1182146168</text:p>
          </table:table-cell>
          <table:table-cell office:value-type="float" office:value="0.0711142889177533" calcext:value-type="float">
            <text:p>0.0711142889</text:p>
          </table:table-cell>
          <table:table-cell office:value-type="float" office:value="0.0480122023278302" calcext:value-type="float">
            <text:p>0.04801220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5005649631449" calcext:value-type="float">
            <text:p>0.1750056496</text:p>
          </table:table-cell>
          <table:table-cell office:value-type="float" office:value="0.178119190756486" calcext:value-type="float">
            <text:p>0.1781191908</text:p>
          </table:table-cell>
          <table:table-cell office:value-type="float" office:value="0.14475746855397" calcext:value-type="float">
            <text:p>0.1447574686</text:p>
          </table:table-cell>
          <table:table-cell office:value-type="float" office:value="0.136072793232431" calcext:value-type="float">
            <text:p>0.1360727932</text:p>
          </table:table-cell>
          <table:table-cell office:value-type="float" office:value="0.0867349354762018" calcext:value-type="float">
            <text:p>0.0867349355</text:p>
          </table:table-cell>
          <table:table-cell office:value-type="float" office:value="0.0562095637149301" calcext:value-type="float">
            <text:p>0.05620956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2603727217651" calcext:value-type="float">
            <text:p>0.1726037272</text:p>
          </table:table-cell>
          <table:table-cell office:value-type="float" office:value="0.177869579624659" calcext:value-type="float">
            <text:p>0.1778695796</text:p>
          </table:table-cell>
          <table:table-cell office:value-type="float" office:value="0.146505939473595" calcext:value-type="float">
            <text:p>0.1465059395</text:p>
          </table:table-cell>
          <table:table-cell office:value-type="float" office:value="0.137307728819903" calcext:value-type="float">
            <text:p>0.1373077288</text:p>
          </table:table-cell>
          <table:table-cell office:value-type="float" office:value="0.0818089221666106" calcext:value-type="float">
            <text:p>0.0818089222</text:p>
          </table:table-cell>
          <table:table-cell office:value-type="float" office:value="0.0564491727335877" calcext:value-type="float">
            <text:p>0.056449172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1548624189879" calcext:value-type="float">
            <text:p>0.2015486242</text:p>
          </table:table-cell>
          <table:table-cell office:value-type="float" office:value="0.201433884241706" calcext:value-type="float">
            <text:p>0.2014338842</text:p>
          </table:table-cell>
          <table:table-cell office:value-type="float" office:value="0.167018280220821" calcext:value-type="float">
            <text:p>0.1670182802</text:p>
          </table:table-cell>
          <table:table-cell office:value-type="float" office:value="0.157327031810676" calcext:value-type="float">
            <text:p>0.1573270318</text:p>
          </table:table-cell>
          <table:table-cell office:value-type="float" office:value="0.097909433234482" calcext:value-type="float">
            <text:p>0.0979094332</text:p>
          </table:table-cell>
          <table:table-cell office:value-type="float" office:value="0.0629795720097002" calcext:value-type="float">
            <text:p>0.06297957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99629943018633" calcext:value-type="float">
            <text:p>0.199629943</text:p>
          </table:table-cell>
          <table:table-cell office:value-type="float" office:value="0.20419245734889" calcext:value-type="float">
            <text:p>0.2041924573</text:p>
          </table:table-cell>
          <table:table-cell office:value-type="float" office:value="0.1701318043054" calcext:value-type="float">
            <text:p>0.1701318043</text:p>
          </table:table-cell>
          <table:table-cell office:value-type="float" office:value="0.151875304240785" calcext:value-type="float">
            <text:p>0.1518753042</text:p>
          </table:table-cell>
          <table:table-cell office:value-type="float" office:value="0.0991329724713525" calcext:value-type="float">
            <text:p>0.0991329725</text:p>
          </table:table-cell>
          <table:table-cell office:value-type="float" office:value="0.0650820013131479" calcext:value-type="float">
            <text:p>0.06508200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00/00/00</text:date>, <text:time style:data-style-name="N2" text:time-value="16:38:08.57461413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7:53:20.666768257</dc:date>
    <meta:generator>LibreOffice/4.2.7.2$Linux_X86_64 LibreOffice_project/420m0$Build-2</meta:generator>
    <meta:editing-duration>PT6H33M29S</meta:editing-duration>
    <meta:editing-cycles>43</meta:editing-cycles>
    <meta:document-statistic meta:table-count="1" meta:cell-count="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75cm" svg:height="9cm" xlink:href=".." xlink:type="simple" chart:class="chart:line" chart:style-name="ch1">
        <chart:title svg:x="5.509cm" svg:y="0.315cm" chart:style-name="ch2">
          <text:p>Throughput (Queries per Second)</text:p>
        </chart:title>
        <chart:legend chart:legend-position="end" svg:x="11.542cm" svg:y="3.408cm" style:legend-expansion="high" chart:style-name="ch3"/>
        <chart:plot-area chart:style-name="ch4" table:cell-range-address="Sheet1.A3:Sheet1.C19 Sheet1.A1:Sheet1.C2 Sheet1.F1:Sheet1.G19" chart:data-source-has-labels="both" svg:x="0.365cm" svg:y="1.324cm" svg:width="10.812cm" svg:height="7.496cm">
          <chartooo:coordinate-region svg:x="1.212cm" svg:y="1.535cm" svg:width="9.764cm" svg:height="6.615cm"/>
          <chart:axis chart:dimension="x" chart:name="primary-x" chart:style-name="ch5" chartooo:axis-type="auto">
            <chartooo:date-scale/>
            <chart:categories table:cell-range-address="Sheet1.A3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9" chart:label-cell-address="Sheet1.B1:Sheet1.B2" chart:class="chart:line">
            <chart:data-point chart:repeated="17"/>
          </chart:series>
          <chart:series chart:style-name="ch8" chart:values-cell-range-address="Sheet1.C3:Sheet1.C19" chart:label-cell-address="Sheet1.C1:Sheet1.C2" chart:class="chart:line">
            <chart:data-point chart:repeated="17"/>
          </chart:series>
          <chart:series chart:style-name="ch9" chart:values-cell-range-address="Sheet1.F3:Sheet1.F19" chart:label-cell-address="Sheet1.F1:Sheet1.F2" chart:class="chart:line">
            <chart:data-point chart:repeated="17"/>
          </chart:series>
          <chart:series chart:style-name="ch10" chart:values-cell-range-address="Sheet1.G3:Sheet1.G19" chart:label-cell-address="Sheet1.G1:Sheet1.G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onga(node0)</text:p>
                <text:list>
                  <text:list-item>
                    <text:p/>
                  </text:list-item>
                  <text:list-item>
                    <text:p>Groonga(node0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Droonga(1node, node0)</text:p>
                <text:list>
                  <text:list-item>
                    <text:p/>
                  </text:list-item>
                  <text:list-item>
                    <text:p>Droonga(1node, node0)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Droonga(2nodes, node0 + node1)</text:p>
                <text:list>
                  <text:list-item>
                    <text:p/>
                  </text:list-item>
                  <text:list-item>
                    <text:p>Droonga(2nodes, node0 + node1)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Droonga(3nodes)</text:p>
                <text:list>
                  <text:list-item>
                    <text:p/>
                  </text:list-item>
                  <text:list-item>
                    <text:p>Droonga(3nodes)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9</svg:desc>
                </draw:g>
              </table:table-cell>
              <table:table-cell office:value-type="float" office:value="33.2">
                <text:p>33.2</text:p>
                <draw:g>
                  <svg:desc>Sheet1.B3:Sheet1.B19</svg:desc>
                </draw:g>
              </table:table-cell>
              <table:table-cell office:value-type="float" office:value="27.5333333333333">
                <text:p>27.5333333333333</text:p>
                <draw:g>
                  <svg:desc>Sheet1.C3:Sheet1.C19</svg:desc>
                </draw:g>
              </table:table-cell>
              <table:table-cell office:value-type="float" office:value="28.0333333333333">
                <text:p>28.0333333333333</text:p>
                <draw:g>
                  <svg:desc>Sheet1.F3:Sheet1.F19</svg:desc>
                </draw:g>
              </table:table-cell>
              <table:table-cell office:value-type="float" office:value="27.7666666666667">
                <text:p>27.7666666666667</text:p>
                <draw:g>
                  <svg:desc>Sheet1.G3:Sheet1.G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.7666666666667">
                <text:p>65.7666666666667</text:p>
              </table:table-cell>
              <table:table-cell office:value-type="float" office:value="56.4">
                <text:p>56.4</text:p>
              </table:table-cell>
              <table:table-cell office:value-type="float" office:value="59.5">
                <text:p>59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.633333333333">
                <text:p>118.633333333333</text:p>
              </table:table-cell>
              <table:table-cell office:value-type="float" office:value="104.533333333333">
                <text:p>104.533333333333</text:p>
              </table:table-cell>
              <table:table-cell office:value-type="float" office:value="115.466666666667">
                <text:p>115.466666666667</text:p>
              </table:table-cell>
              <table:table-cell office:value-type="float" office:value="117.366666666667">
                <text:p>117.3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39.366666666667">
                <text:p>139.366666666667</text:p>
              </table:table-cell>
              <table:table-cell office:value-type="float" office:value="208.766666666667">
                <text:p>208.766666666667</text:p>
              </table:table-cell>
              <table:table-cell office:value-type="float" office:value="226.866666666667">
                <text:p>226.8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1.566666666667">
                <text:p>141.566666666667</text:p>
              </table:table-cell>
              <table:table-cell office:value-type="float" office:value="142.066666666667">
                <text:p>142.066666666667</text:p>
              </table:table-cell>
              <table:table-cell office:value-type="float" office:value="206.633333333333">
                <text:p>206.633333333333</text:p>
              </table:table-cell>
              <table:table-cell office:value-type="float" office:value="225.066666666667">
                <text:p>225.0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44.033333333333">
                <text:p>144.033333333333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307.133333333333">
                <text:p>307.1333333333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46.833333333333">
                <text:p>146.833333333333</text:p>
              </table:table-cell>
              <table:table-cell office:value-type="float" office:value="255.566666666667">
                <text:p>255.566666666667</text:p>
              </table:table-cell>
              <table:table-cell office:value-type="float" office:value="302.733333333333">
                <text:p>302.733333333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.433333333333">
                <text:p>139.433333333333</text:p>
              </table:table-cell>
              <table:table-cell office:value-type="float" office:value="146.2">
                <text:p>146.2</text:p>
              </table:table-cell>
              <table:table-cell office:value-type="float" office:value="273.566666666667">
                <text:p>273.566666666667</text:p>
              </table:table-cell>
              <table:table-cell office:value-type="float" office:value="361.133333333333">
                <text:p>361.1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0.633333333333">
                <text:p>150.633333333333</text:p>
              </table:table-cell>
              <table:table-cell office:value-type="float" office:value="141.066666666667">
                <text:p>141.066666666667</text:p>
              </table:table-cell>
              <table:table-cell office:value-type="float" office:value="271.266666666667">
                <text:p>271.266666666667</text:p>
              </table:table-cell>
              <table:table-cell office:value-type="float" office:value="362.533333333333">
                <text:p>362.5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5.4">
                <text:p>145.4</text:p>
              </table:table-cell>
              <table:table-cell office:value-type="float" office:value="149.2">
                <text:p>149.2</text:p>
              </table:table-cell>
              <table:table-cell office:value-type="float" office:value="286.733333333333">
                <text:p>286.733333333333</text:p>
              </table:table-cell>
              <table:table-cell office:value-type="float" office:value="396.333333333333">
                <text:p>396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0.933333333333">
                <text:p>140.933333333333</text:p>
              </table:table-cell>
              <table:table-cell office:value-type="float" office:value="145.766666666667">
                <text:p>145.766666666667</text:p>
              </table:table-cell>
              <table:table-cell office:value-type="float" office:value="273.433333333333">
                <text:p>273.433333333333</text:p>
              </table:table-cell>
              <table:table-cell office:value-type="float" office:value="381.9">
                <text:p>381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6.966666666667">
                <text:p>146.966666666667</text:p>
              </table:table-cell>
              <table:table-cell office:value-type="float" office:value="144.433333333333">
                <text:p>144.433333333333</text:p>
              </table:table-cell>
              <table:table-cell office:value-type="float" office:value="279.7">
                <text:p>279.7</text:p>
              </table:table-cell>
              <table:table-cell office:value-type="float" office:value="401.533333333333">
                <text:p>401.5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42.233333333333">
                <text:p>142.233333333333</text:p>
              </table:table-cell>
              <table:table-cell office:value-type="float" office:value="288.966666666667">
                <text:p>288.966666666667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8.6">
                <text:p>148.6</text:p>
              </table:table-cell>
              <table:table-cell office:value-type="float" office:value="146.466666666667">
                <text:p>146.466666666667</text:p>
              </table:table-cell>
              <table:table-cell office:value-type="float" office:value="282.233333333333">
                <text:p>282.233333333333</text:p>
              </table:table-cell>
              <table:table-cell office:value-type="float" office:value="421.066666666667">
                <text:p>421.0666666666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0.7">
                <text:p>150.7</text:p>
              </table:table-cell>
              <table:table-cell office:value-type="float" office:value="146.533333333333">
                <text:p>146.533333333333</text:p>
              </table:table-cell>
              <table:table-cell office:value-type="float" office:value="296.5">
                <text:p>296.5</text:p>
              </table:table-cell>
              <table:table-cell office:value-type="float" office:value="418.9">
                <text:p>418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47.7">
                <text:p>147.7</text:p>
              </table:table-cell>
              <table:table-cell office:value-type="float" office:value="287.3">
                <text:p>287.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.266666666667">
                <text:p>150.266666666667</text:p>
              </table:table-cell>
              <table:table-cell office:value-type="float" office:value="145.7">
                <text:p>145.7</text:p>
              </table:table-cell>
              <table:table-cell office:value-type="float" office:value="282.166666666667">
                <text:p>282.166666666667</text:p>
              </table:table-cell>
              <table:table-cell office:value-type="float" office:value="424.4">
                <text:p>42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06cm" svg:height="9cm" xlink:href=".." xlink:type="simple" chart:class="chart:line" chart:style-name="ch1">
        <chart:title svg:x="5.723cm" svg:y="0.315cm" chart:style-name="ch2">
          <text:p>Average Response Time (sec.)</text:p>
        </chart:title>
        <chart:legend chart:legend-position="end" svg:x="11.373cm" svg:y="3.408cm" style:legend-expansion="high" chart:style-name="ch3"/>
        <chart:plot-area chart:style-name="ch4" table:cell-range-address="Sheet1.A23:Sheet1.C39 Sheet1.A21:Sheet1.C22 Sheet1.F21:Sheet1.G39" chart:data-source-has-labels="both" svg:x="0.362cm" svg:y="1.324cm" svg:width="10.649cm" svg:height="7.496cm">
          <chartooo:coordinate-region svg:x="1.298cm" svg:y="1.535cm" svg:width="9.512cm" svg:height="6.615cm"/>
          <chart:axis chart:dimension="x" chart:name="primary-x" chart:style-name="ch5" chartooo:axis-type="auto">
            <chartooo:date-scale/>
            <chart:categories table:cell-range-address="Sheet1.A23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B39" chart:label-cell-address="Sheet1.B21:Sheet1.B22" chart:class="chart:line">
            <chart:data-point chart:repeated="17"/>
          </chart:series>
          <chart:series chart:style-name="ch8" chart:values-cell-range-address="Sheet1.C23:Sheet1.C39" chart:label-cell-address="Sheet1.C21:Sheet1.C22" chart:class="chart:line">
            <chart:data-point chart:repeated="17"/>
          </chart:series>
          <chart:series chart:style-name="ch9" chart:values-cell-range-address="Sheet1.F23:Sheet1.F39" chart:label-cell-address="Sheet1.F21:Sheet1.F22" chart:class="chart:line">
            <chart:data-point chart:repeated="17"/>
          </chart:series>
          <chart:series chart:style-name="ch10" chart:values-cell-range-address="Sheet1.G23:Sheet1.G39" chart:label-cell-address="Sheet1.G21:Sheet1.G2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onga(node0)</text:p>
                <text:list>
                  <text:list-item>
                    <text:p/>
                  </text:list-item>
                  <text:list-item>
                    <text:p>Groonga(node0)</text:p>
                  </text:list-item>
                </text:list>
                <draw:g>
                  <svg:desc>Sheet1.B21:Sheet1.B22</svg:desc>
                </draw:g>
              </table:table-cell>
              <table:table-cell office:value-type="string">
                <text:p>Droonga(1node, node0)</text:p>
                <text:list>
                  <text:list-item>
                    <text:p/>
                  </text:list-item>
                  <text:list-item>
                    <text:p>Droonga(1node, node0)</text:p>
                  </text:list-item>
                </text:list>
                <draw:g>
                  <svg:desc>Sheet1.C21:Sheet1.C22</svg:desc>
                </draw:g>
              </table:table-cell>
              <table:table-cell office:value-type="string">
                <text:p>Droonga(2nodes, node0 + node1)</text:p>
                <text:list>
                  <text:list-item>
                    <text:p/>
                  </text:list-item>
                  <text:list-item>
                    <text:p>Droonga(2nodes, node0 + node1)</text:p>
                  </text:list-item>
                </text:list>
                <draw:g>
                  <svg:desc>Sheet1.F21:Sheet1.F22</svg:desc>
                </draw:g>
              </table:table-cell>
              <table:table-cell office:value-type="string">
                <text:p>Droonga(3nodes)</text:p>
                <text:list>
                  <text:list-item>
                    <text:p/>
                  </text:list-item>
                  <text:list-item>
                    <text:p>Droonga(3nodes)</text:p>
                  </text:list-item>
                </text:list>
                <draw:g>
                  <svg:desc>Sheet1.G21:Sheet1.G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3:Sheet1.A39</svg:desc>
                </draw:g>
              </table:table-cell>
              <table:table-cell office:value-type="float" office:value="0.0197655816807229">
                <text:p>0.0197655816807229</text:p>
                <draw:g>
                  <svg:desc>Sheet1.B23:Sheet1.B39</svg:desc>
                </draw:g>
              </table:table-cell>
              <table:table-cell office:value-type="float" office:value="0.0259538142348668">
                <text:p>0.0259538142348668</text:p>
                <draw:g>
                  <svg:desc>Sheet1.C23:Sheet1.C39</svg:desc>
                </draw:g>
              </table:table-cell>
              <table:table-cell office:value-type="float" office:value="0.0253575197633769">
                <text:p>0.0253575197633769</text:p>
                <draw:g>
                  <svg:desc>Sheet1.F23:Sheet1.F39</svg:desc>
                </draw:g>
              </table:table-cell>
              <table:table-cell office:value-type="float" office:value="0.0257308168931573">
                <text:p>0.0257308168931573</text:p>
                <draw:g>
                  <svg:desc>Sheet1.G23:Sheet1.G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00473456730867">
                <text:p>0.0200473456730867</text:p>
              </table:table-cell>
              <table:table-cell office:value-type="float" office:value="0.0251308606643026">
                <text:p>0.0251308606643026</text:p>
              </table:table-cell>
              <table:table-cell office:value-type="float" office:value="0.023244368292437">
                <text:p>0.023244368292437</text:p>
              </table:table-cell>
              <table:table-cell office:value-type="float" office:value="0.0227833787041322">
                <text:p>0.02278337870413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33575544194999">
                <text:p>0.0233575544194999</text:p>
              </table:table-cell>
              <table:table-cell office:value-type="float" office:value="0.0279646108950893">
                <text:p>0.0279646108950893</text:p>
              </table:table-cell>
              <table:table-cell office:value-type="float" office:value="0.0242115894341802">
                <text:p>0.0242115894341802</text:p>
              </table:table-cell>
              <table:table-cell office:value-type="float" office:value="0.0238446976410111">
                <text:p>0.02384469764101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23448906969163">
                <text:p>0.0423448906969163</text:p>
              </table:table-cell>
              <table:table-cell office:value-type="float" office:value="0.0468025010217653">
                <text:p>0.0468025010217653</text:p>
              </table:table-cell>
              <table:table-cell office:value-type="float" office:value="0.027824653277343">
                <text:p>0.027824653277343</text:p>
              </table:table-cell>
              <table:table-cell office:value-type="float" office:value="0.0250253186729356">
                <text:p>0.0250253186729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58368445144808">
                <text:p>0.0458368445144808</text:p>
              </table:table-cell>
              <table:table-cell office:value-type="float" office:value="0.0457750624446268">
                <text:p>0.0457750624446268</text:p>
              </table:table-cell>
              <table:table-cell office:value-type="float" office:value="0.0281850531713179">
                <text:p>0.0281850531713179</text:p>
              </table:table-cell>
              <table:table-cell office:value-type="float" office:value="0.0253022556649882">
                <text:p>0.02530225566498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4970492384683">
                <text:p>0.0694970492384683</text:p>
              </table:table-cell>
              <table:table-cell office:value-type="float" office:value="0.072520660441333">
                <text:p>0.072520660441333</text:p>
              </table:table-cell>
              <table:table-cell office:value-type="float" office:value="0.0372455659386967">
                <text:p>0.0372455659386967</text:p>
              </table:table-cell>
              <table:table-cell office:value-type="float" office:value="0.0288406482324723">
                <text:p>0.02884064823247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90283955522222">
                <text:p>0.0690283955522222</text:p>
              </table:table-cell>
              <table:table-cell office:value-type="float" office:value="0.0705231292422248">
                <text:p>0.0705231292422248</text:p>
              </table:table-cell>
              <table:table-cell office:value-type="float" office:value="0.0362612996655798">
                <text:p>0.0362612996655798</text:p>
              </table:table-cell>
              <table:table-cell office:value-type="float" office:value="0.0294064612765911">
                <text:p>0.02940646127659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3368106871862">
                <text:p>0.103368106871862</text:p>
              </table:table-cell>
              <table:table-cell office:value-type="float" office:value="0.0979933093424532">
                <text:p>0.0979933093424532</text:p>
              </table:table-cell>
              <table:table-cell office:value-type="float" office:value="0.0475055305810892">
                <text:p>0.0475055305810892</text:p>
              </table:table-cell>
              <table:table-cell office:value-type="float" office:value="0.0340389447193095">
                <text:p>0.03403894471930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47338651338796">
                <text:p>0.0947338651338796</text:p>
              </table:table-cell>
              <table:table-cell office:value-type="float" office:value="0.102032905020558">
                <text:p>0.102032905020558</text:p>
              </table:table-cell>
              <table:table-cell office:value-type="float" office:value="0.0479329560795035">
                <text:p>0.0479329560795035</text:p>
              </table:table-cell>
              <table:table-cell office:value-type="float" office:value="0.0338933338541745">
                <text:p>0.03389333385417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5811904839294">
                <text:p>0.125811904839294</text:p>
              </table:table-cell>
              <table:table-cell office:value-type="float" office:value="0.122205075600536">
                <text:p>0.122205075600536</text:p>
              </table:table-cell>
              <table:table-cell office:value-type="float" office:value="0.0584025495222041">
                <text:p>0.0584025495222041</text:p>
              </table:table-cell>
              <table:table-cell office:value-type="float" office:value="0.0402267312265769">
                <text:p>0.0402267312265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0164929090113">
                <text:p>0.130164929090113</text:p>
              </table:table-cell>
              <table:table-cell office:value-type="float" office:value="0.125383205260691">
                <text:p>0.125383205260691</text:p>
              </table:table-cell>
              <table:table-cell office:value-type="float" office:value="0.0617288042833108">
                <text:p>0.0617288042833108</text:p>
              </table:table-cell>
              <table:table-cell office:value-type="float" office:value="0.0421139281324081">
                <text:p>0.04211392813240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51075623736675">
                <text:p>0.151075623736675</text:p>
              </table:table-cell>
              <table:table-cell office:value-type="float" office:value="0.153349872819294">
                <text:p>0.153349872819294</text:p>
              </table:table-cell>
              <table:table-cell office:value-type="float" office:value="0.0739273742254799">
                <text:p>0.0739273742254799</text:p>
              </table:table-cell>
              <table:table-cell office:value-type="float" office:value="0.0494967949875478">
                <text:p>0.049496794987547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54495488311137">
                <text:p>0.154495488311137</text:p>
              </table:table-cell>
              <table:table-cell office:value-type="float" office:value="0.156132579206702">
                <text:p>0.156132579206702</text:p>
              </table:table-cell>
              <table:table-cell office:value-type="float" office:value="0.0711142889177533">
                <text:p>0.0711142889177533</text:p>
              </table:table-cell>
              <table:table-cell office:value-type="float" office:value="0.0480122023278302">
                <text:p>0.04801220232783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75005649631449">
                <text:p>0.175005649631449</text:p>
              </table:table-cell>
              <table:table-cell office:value-type="float" office:value="0.178119190756486">
                <text:p>0.178119190756486</text:p>
              </table:table-cell>
              <table:table-cell office:value-type="float" office:value="0.0867349354762018">
                <text:p>0.0867349354762018</text:p>
              </table:table-cell>
              <table:table-cell office:value-type="float" office:value="0.0562095637149301">
                <text:p>0.05620956371493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72603727217651">
                <text:p>0.172603727217651</text:p>
              </table:table-cell>
              <table:table-cell office:value-type="float" office:value="0.177869579624659">
                <text:p>0.177869579624659</text:p>
              </table:table-cell>
              <table:table-cell office:value-type="float" office:value="0.0818089221666106">
                <text:p>0.0818089221666106</text:p>
              </table:table-cell>
              <table:table-cell office:value-type="float" office:value="0.0564491727335877">
                <text:p>0.05644917273358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1548624189879">
                <text:p>0.201548624189879</text:p>
              </table:table-cell>
              <table:table-cell office:value-type="float" office:value="0.201433884241706">
                <text:p>0.201433884241706</text:p>
              </table:table-cell>
              <table:table-cell office:value-type="float" office:value="0.097909433234482">
                <text:p>0.097909433234482</text:p>
              </table:table-cell>
              <table:table-cell office:value-type="float" office:value="0.0629795720097002">
                <text:p>0.0629795720097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99629943018633">
                <text:p>0.199629943018633</text:p>
              </table:table-cell>
              <table:table-cell office:value-type="float" office:value="0.20419245734889">
                <text:p>0.20419245734889</text:p>
              </table:table-cell>
              <table:table-cell office:value-type="float" office:value="0.0991329724713525">
                <text:p>0.0991329724713525</text:p>
              </table:table-cell>
              <table:table-cell office:value-type="float" office:value="0.0650820013131479">
                <text:p>0.0650820013131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